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48433040" text:id="ct48433040">
          <text:insertion>
            <office:change-info>
              <dc:creator>mle </dc:creator>
              <dc:date>2012-09-11T09:26:00</dc:date>
            </office:change-info>
          </text:insertion>
        </text:changed-region>
        <text:changed-region xml:id="ct48465808" text:id="ct48465808">
          <text:insertion>
            <office:change-info>
              <dc:creator>mle </dc:creator>
              <dc:date>2012-09-11T09:22:00</dc:date>
            </office:change-info>
          </text:insertion>
        </text:changed-region>
        <text:changed-region xml:id="ct48466080" text:id="ct48466080">
          <text:insertion>
            <office:change-info>
              <dc:creator>mle </dc:creator>
              <dc:date>2012-09-11T09:2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change-start text:change-id="ct48433040"/>object<text:change-end text:change-id="ct48433040"/></text:h>
      <text:p text:style-name="Standard"/>
      <text:p text:style-name="Standard">Création : <text:change-start text:change-id="ct48465808"/>object.date_insert<text:change-end text:change-id="ct48465808"/> <text:s/>- Modifié : <text:change-start text:change-id="ct48466080"/>object.date_update<text:change-end text:change-id="ct48466080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201in" fo:border-left="none" fo:border-right="none" fo:border-top="none" fo:border-bottom="0.99pt solid #4c4c4c" style:shadow="non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logo<office:annotation><dc:creator>mle </dc:creator><dc:date>2012-09-11T10:24:30</dc:date><text:p>do text</text:p><text:p>from xhtml('&lt;img src="%simages/logo-200.png"/&gt;' % STATIC_URL)</text:p></office:annotatio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2-09-10T11:51:31</meta:creation-date>
    <dc:date>2012-09-11T10:35:09</dc:date>
    <dc:creator>mle </dc:creator>
    <meta:editing-duration>PT1H15M7S</meta:editing-duration>
    <meta:editing-cycles>21</meta:editing-cycles>
    <meta:generator>LibreOffice/3.5$Linux_X86_64 LibreOffice_project/350m1$Build-2</meta:generator>
    <meta:document-statistic meta:table-count="0" meta:image-count="0" meta:object-count="0" meta:page-count="1" meta:paragraph-count="3" meta:word-count="10" meta:character-count="72" meta:non-whitespace-character-count="65"/>
  </office:meta>
</office:document-meta>
</file>